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209in"/>
    </style:style>
    <style:style style:name="ro1" style:family="table-row">
      <style:table-row-properties style:row-height="0.8563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itle</text:p>
          </table:table-cell>
          <table:table-cell table:style-name="ce4" office:value-type="string" calcext:value-type="string">
            <text:p>Secuencias totales</text:p>
          </table:table-cell>
          <table:table-cell table:style-name="ce4" office:value-type="string" calcext:value-type="string">
            <text:p>Lecturas que mapean contra el genoma</text:p>
          </table:table-cell>
          <table:table-cell table:style-name="ce4" office:value-type="string" calcext:value-type="string">
            <text:p>Lecturas únicas que mapean contra el genoma</text:p>
          </table:table-cell>
          <table:table-cell table:style-name="ce4" office:value-type="string" calcext:value-type="string">
            <text:p>t/r/sn/snoRNA</text:p>
          </table:table-cell>
        </table:table-row>
        <table:table-row table:style-name="ro2">
          <table:table-cell table:style-name="ce2" office:value-type="string" calcext:value-type="string">
            <text:p><text:a xlink:href="javascript:openpopup('library.php?SITE=ibr_AT_sRNA&amp;lib_type=sRNA&amp;lib_id=3602')" xlink:type="simple">col_8c_1s</text:a></text:p>
          </table:table-cell>
          <table:table-cell office:value-type="string" calcext:value-type="string">
            <text:p>Plántulas ecotipo Col-0, muestra 1 a 8°C</text:p>
          </table:table-cell>
          <table:table-cell table:style-name="ce5" office:value-type="float" office:value="26594034" calcext:value-type="float">
            <text:p>26594034</text:p>
          </table:table-cell>
          <table:table-cell table:style-name="ce5" office:value-type="float" office:value="15235935" calcext:value-type="float">
            <text:p>15235935</text:p>
          </table:table-cell>
          <table:table-cell table:style-name="ce5" office:value-type="float" office:value="2181244" calcext:value-type="float">
            <text:p>2181244</text:p>
          </table:table-cell>
          <table:table-cell table:style-name="ce5" office:value-type="float" office:value="7933811" calcext:value-type="float">
            <text:p>7933811</text:p>
          </table:table-cell>
        </table:table-row>
        <table:table-row table:style-name="ro2">
          <table:table-cell table:style-name="ce2" office:value-type="string" calcext:value-type="string">
            <text:p><text:a xlink:href="javascript:openpopup('library.php?SITE=ibr_AT_sRNA&amp;lib_type=sRNA&amp;lib_id=3603')" xlink:type="simple">col_8c_2s</text:a></text:p>
          </table:table-cell>
          <table:table-cell office:value-type="string" calcext:value-type="string">
            <text:p>Plántulas ecotipo Col-0, muestra 2 a 8°C</text:p>
          </table:table-cell>
          <table:table-cell table:style-name="ce5" office:value-type="float" office:value="24503495" calcext:value-type="float">
            <text:p>24503495</text:p>
          </table:table-cell>
          <table:table-cell table:style-name="ce5" office:value-type="float" office:value="14064726" calcext:value-type="float">
            <text:p>14064726</text:p>
          </table:table-cell>
          <table:table-cell table:style-name="ce5" office:value-type="float" office:value="2073756" calcext:value-type="float">
            <text:p>2073756</text:p>
          </table:table-cell>
          <table:table-cell table:style-name="ce5" office:value-type="float" office:value="7191654" calcext:value-type="float">
            <text:p>7191654</text:p>
          </table:table-cell>
        </table:table-row>
        <table:table-row table:style-name="ro2">
          <table:table-cell table:style-name="ce2" office:value-type="string" calcext:value-type="string">
            <text:p><text:a xlink:href="javascript:openpopup('library.php?SITE=ibr_AT_sRNA&amp;lib_type=sRNA&amp;lib_id=3604')" xlink:type="simple">col_22c_1s</text:a></text:p>
          </table:table-cell>
          <table:table-cell office:value-type="string" calcext:value-type="string">
            <text:p>Plántulas ecotipo Col-0, muestra 1 a 22°C</text:p>
          </table:table-cell>
          <table:table-cell table:style-name="ce5" office:value-type="float" office:value="13922338" calcext:value-type="float">
            <text:p>13922338</text:p>
          </table:table-cell>
          <table:table-cell table:style-name="ce5" office:value-type="float" office:value="6805121" calcext:value-type="float">
            <text:p>6805121</text:p>
          </table:table-cell>
          <table:table-cell table:style-name="ce5" office:value-type="float" office:value="952466" calcext:value-type="float">
            <text:p>952466</text:p>
          </table:table-cell>
          <table:table-cell table:style-name="ce5" office:value-type="float" office:value="5420744" calcext:value-type="float">
            <text:p>5420744</text:p>
          </table:table-cell>
        </table:table-row>
        <table:table-row table:style-name="ro2">
          <table:table-cell table:style-name="ce2" office:value-type="string" calcext:value-type="string">
            <text:p><text:a xlink:href="javascript:openpopup('library.php?SITE=ibr_AT_sRNA&amp;lib_type=sRNA&amp;lib_id=3605')" xlink:type="simple">col_22c_2s</text:a></text:p>
          </table:table-cell>
          <table:table-cell office:value-type="string" calcext:value-type="string">
            <text:p>Plántulas ecotipo Col-0, muestra 2 a 22°C</text:p>
          </table:table-cell>
          <table:table-cell table:style-name="ce5" office:value-type="float" office:value="23037685" calcext:value-type="float">
            <text:p>23037685</text:p>
          </table:table-cell>
          <table:table-cell table:style-name="ce5" office:value-type="float" office:value="12430935" calcext:value-type="float">
            <text:p>12430935</text:p>
          </table:table-cell>
          <table:table-cell table:style-name="ce5" office:value-type="float" office:value="1699845" calcext:value-type="float">
            <text:p>1699845</text:p>
          </table:table-cell>
          <table:table-cell table:style-name="ce5" office:value-type="float" office:value="7575147" calcext:value-type="float">
            <text:p>7575147</text:p>
          </table:table-cell>
        </table:table-row>
        <table:table-row table:style-name="ro2">
          <table:table-cell table:style-name="ce2" office:value-type="string" calcext:value-type="string">
            <text:p><text:a xlink:href="javascript:openpopup('library.php?SITE=ibr_AT_sRNA&amp;lib_type=sRNA&amp;lib_id=3606')" xlink:type="simple">col_37c_1s</text:a></text:p>
          </table:table-cell>
          <table:table-cell office:value-type="string" calcext:value-type="string">
            <text:p>Plántulas ecotipo Col-0, muestra 1 a 37°C</text:p>
          </table:table-cell>
          <table:table-cell table:style-name="ce5" office:value-type="float" office:value="22273823" calcext:value-type="float">
            <text:p>22273823</text:p>
          </table:table-cell>
          <table:table-cell table:style-name="ce5" office:value-type="float" office:value="9109248" calcext:value-type="float">
            <text:p>9109248</text:p>
          </table:table-cell>
          <table:table-cell table:style-name="ce5" office:value-type="float" office:value="1388169" calcext:value-type="float">
            <text:p>1388169</text:p>
          </table:table-cell>
          <table:table-cell table:style-name="ce5" office:value-type="float" office:value="10127406" calcext:value-type="float">
            <text:p>10127406</text:p>
          </table:table-cell>
        </table:table-row>
        <table:table-row table:style-name="ro2">
          <table:table-cell table:style-name="ce2" office:value-type="string" calcext:value-type="string">
            <text:p><text:a xlink:href="javascript:openpopup('library.php?SITE=ibr_AT_sRNA&amp;lib_type=sRNA&amp;lib_id=3607')" xlink:type="simple">col_37c_2s</text:a></text:p>
          </table:table-cell>
          <table:table-cell office:value-type="string" calcext:value-type="string">
            <text:p>Plántulas ecotipo Col-0, muestra 22 a 37°C</text:p>
          </table:table-cell>
          <table:table-cell table:style-name="ce5" office:value-type="float" office:value="24307772" calcext:value-type="float">
            <text:p>24307772</text:p>
          </table:table-cell>
          <table:table-cell table:style-name="ce5" office:value-type="float" office:value="12748308" calcext:value-type="float">
            <text:p>12748308</text:p>
          </table:table-cell>
          <table:table-cell table:style-name="ce5" office:value-type="float" office:value="1867528" calcext:value-type="float">
            <text:p>1867528</text:p>
          </table:table-cell>
          <table:table-cell table:style-name="ce5" office:value-type="float" office:value="8511721" calcext:value-type="float">
            <text:p>8511721</text:p>
          </table:table-cell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8:17:50.231386937</meta:creation-date>
    <dc:date>2016-01-25T18:24:04.987458411</dc:date>
    <meta:editing-duration>P0D</meta:editing-duration>
    <meta:editing-cycles>1</meta:editing-cycles>
    <meta:document-statistic meta:table-count="1" meta:cell-count="42" meta:object-count="0"/>
    <meta:generator>LibreOffice/4.2.8.2$Linux_X86_64 LibreOffice_project/420m0$Build-2</meta:generator>
  </office:meta>
</office:document-meta>
</file>